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330" officeooo:paragraph-rsid="00106330"/>
    </style:style>
    <style:style style:name="T1" style:family="text">
      <style:text-properties officeooo:rsid="0010aee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1">mundooooooooooooo!!!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7:58:14.763899116</meta:creation-date>
    <dc:date>2023-10-25T18:08:48.330089216</dc:date>
    <meta:editing-duration>PT1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26" meta:non-whitespace-character-count="25"/>
  </office:meta>
</office:document-meta>
</file>